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text-properties officeooo:rsid="002ab2cd" officeooo:paragraph-rsid="002ab2cd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2abee2" officeooo:paragraph-rsid="002abee2"/>
    </style:style>
    <style:style style:name="P6" style:family="paragraph" style:parent-style-name="Heading_20_1">
      <style:text-properties officeooo:rsid="002abee2" officeooo:paragraph-rsid="002abee2"/>
    </style:style>
    <style:style style:name="P7" style:family="paragraph" style:parent-style-name="Heading_20_2">
      <style:text-properties officeooo:rsid="002abee2" officeooo:paragraph-rsid="002abee2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family="paragraph" style:name="odfto_toc_level_1">
      <style:paragraph-properties/>
      <style:paragraph-properties>
        <style:tab-stops>
          <style:tab-stop style:leader-style="dotted" style:leader-text="." style:type="right" style:position="17.0cm"/>
        </style:tab-stops>
      </style:paragraph-properties>
    </style:style>
    <style:style style:family="paragraph" style:name="odfto_toc_level_2">
      <style:paragraph-properties/>
      <style:paragraph-properties>
        <style:tab-stops>
          <style:tab-stop style:leader-style="dotted" style:leader-text="." style:type="right" style:position="16.5cm"/>
        </style:tab-stops>
      </style:paragraph-properties>
    </style:style>
    <style:style style:family="paragraph" style:name="odfto_toc_level_3">
      <style:paragraph-properties/>
      <style:paragraph-properties>
        <style:tab-stops>
          <style:tab-stop style:leader-style="dotted" style:leader-text="." style:type="right" style:position="16.0cm"/>
        </style:tab-stops>
      </style:paragraph-properties>
    </style:style>
    <style:style style:family="paragraph" style:name="odfto_toc_level_4">
      <style:paragraph-properties/>
      <style:paragraph-properties>
        <style:tab-stops>
          <style:tab-stop style:leader-style="dotted" style:leader-text="." style:type="right" style:position="15.5cm"/>
        </style:tab-stops>
      </style:paragraph-properties>
    </style:style>
    <style:style style:family="paragraph" style:name="odfto_toc_level_5">
      <style:paragraph-properties/>
      <style:paragraph-properties>
        <style:tab-stops>
          <style:tab-stop style:leader-style="dotted" style:leader-text="." style:type="right" style:position="15.0cm"/>
        </style:tab-stops>
      </style:paragraph-properties>
    </style:style>
    <style:style style:family="paragraph" style:name="odfto_toc_level_6">
      <style:paragraph-properties/>
      <style:paragraph-properties>
        <style:tab-stops>
          <style:tab-stop style:leader-style="dotted" style:leader-text="." style:type="right" style:position="14.5cm"/>
        </style:tab-stops>
      </style:paragraph-properties>
    </style:style>
    <style:style style:family="paragraph" style:name="odfto_toc_level_7">
      <style:paragraph-properties/>
      <style:paragraph-properties>
        <style:tab-stops>
          <style:tab-stop style:leader-style="dotted" style:leader-text="." style:type="right" style:position="14.0cm"/>
        </style:tab-stops>
      </style:paragraph-properties>
    </style:style>
    <style:style style:family="paragraph" style:name="odfto_toc_level_8">
      <style:paragraph-properties/>
      <style:paragraph-properties>
        <style:tab-stops>
          <style:tab-stop style:leader-style="dotted" style:leader-text="." style:type="right" style:position="13.5cm"/>
        </style:tab-stops>
      </style:paragraph-properties>
    </style:style>
    <style:style style:family="paragraph" style:name="odfto_toc_level_9">
      <style:paragraph-properties/>
      <style:paragraph-properties>
        <style:tab-stops>
          <style:tab-stop style:leader-style="dotted" style:leader-text="." style:type="right" style:position="13.0cm"/>
        </style:tab-stops>
      </style:paragraph-properties>
    </style:style>
    <style:style style:family="paragraph" style:name="odfto_toc_level_10">
      <style:paragraph-properties/>
      <style:paragraph-properties>
        <style:tab-stops>
          <style:tab-stop style:leader-style="dotted" style:leader-text="." style:type="right" style:position="12.5cm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odfto_toc_level_1">1. dsfw2fd</text:p>
          <text:p text:style-name="odfto_toc_level_2">1.1. asdfasdf</text:p>
          <text:p text:style-name="odfto_toc_level_1">2. asdfsdfwe</text:p>
          <text:p text:style-name="odfto_toc_level_2">2.1. asdfsdfw21</text:p>
          <text:p text:style-name="odfto_toc_level_1">3. asfdwwd3</text:p>
          <text:p text:style-name="odfto_toc_level_1">4. HHHH</text:p>
        </text:index-body>
      </text:table-of-content>
      <text:p text:style-name="Text_20_body"/>
      <text:h text:style-name="P5" text:outline-level="1"><text:bookmark-start text:name="__RefHeading___Toc41_2513413908"/>dsfw2fd<text:bookmark-end text:name="__RefHeading___Toc41_2513413908"/></text:h>
      <text:p text:style-name="P3">adf</text:p>
      <text:h text:style-name="Heading_20_2" text:outline-level="2">asdfasdf</text:h>
      <text:p text:style-name="P3">asdfasd</text:p>
      <text:h text:style-name="P6" text:outline-level="1"><text:bookmark-start text:name="__RefHeading___Toc45_2513413908"/>asdfsdfwe<text:bookmark-end text:name="__RefHeading___Toc45_2513413908"/></text:h>
      <text:p text:style-name="P3">asdfasd</text:p>
      <text:h text:style-name="P7" text:outline-level="2">asdfsdfw21</text:h>
      <text:p text:style-name="P3">asdfsad</text:p>
      <text:h text:style-name="P6" text:outline-level="1"><text:bookmark-start text:name="__RefHeading___Toc47_2513413908"/>asfdwwd3<text:bookmark-end text:name="__RefHeading___Toc47_2513413908"/></text:h>
      <text:p text:style-name="P3">asdfsda</text:p>
      <text:p text:style-name="P2"/>
      <text:h text:outline-level="1">HHH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2%.%3%.%4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5%.%6%.%7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6%.%7%.%8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7%.%8%.%9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8%.%9%.%10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1:51:43.500392172</meta:creation-date>
    <meta:generator>odfdo 3.5.0</meta:generator>
    <dc:date>2024-02-20T12:31:19.873946558</dc:date>
    <meta:editing-duration>PT5M14S</meta:editing-duration>
    <meta:editing-cycles>18</meta:editing-cycles>
    <meta:document-statistic meta:table-count="0" meta:image-count="0" meta:object-count="0" meta:page-count="4" meta:paragraph-count="20" meta:word-count="45" meta:character-count="175" meta:non-whitespace-character-count="155"/>
  </office:meta>
</office:document-meta>
</file>